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3.58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"/>
        <table:table-column table:style-name="co6" table:default-cell-style-name="ce1"/>
        <table:table-row table:style-name="ro1">
          <table:table-cell office:value-type="string">
            <text:p>TestNo</text:p>
          </table:table-cell>
          <table:table-cell office:value-type="string">
            <text:p>BLOCK_I</text:p>
          </table:table-cell>
          <table:table-cell office:value-type="string">
            <text:p>BLOCK_J</text:p>
          </table:table-cell>
          <table:table-cell office:value-type="string">
            <text:p>BLOCK_K</text:p>
          </table:table-cell>
          <table:table-cell table:style-name="Default" office:value-type="string">
            <text:p>Score_1_Short</text:p>
          </table:table-cell>
          <table:table-cell table:style-name="Default" office:value-type="string">
            <text:p>Score_2_Short</text:p>
          </table:table-cell>
          <table:table-cell table:style-name="Default" office:value-type="string">
            <text:p>Score_3_Short</text:p>
          </table:table-cell>
          <table:table-cell table:style-name="Default" office:value-type="string">
            <text:p>Score_Overall_Sh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12.62">
            <text:p>12.620</text:p>
          </table:table-cell>
          <table:table-cell office:value-type="float" office:value="12.647">
            <text:p>12.647</text:p>
          </table:table-cell>
          <table:table-cell office:value-type="float" office:value="13.141">
            <text:p>13.141</text:p>
          </table:table-cell>
          <table:table-cell office:value-type="float" office:value="12.62">
            <text:p>12.6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1.237">
            <text:p>11.237</text:p>
          </table:table-cell>
          <table:table-cell office:value-type="float" office:value="11.242">
            <text:p>11.242</text:p>
          </table:table-cell>
          <table:table-cell office:value-type="float" office:value="11.585">
            <text:p>11.585</text:p>
          </table:table-cell>
          <table:table-cell office:value-type="float" office:value="11.237">
            <text:p>11.2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1.355">
            <text:p>11.355</text:p>
          </table:table-cell>
          <table:table-cell office:value-type="float" office:value="11.362">
            <text:p>11.362</text:p>
          </table:table-cell>
          <table:table-cell office:value-type="float" office:value="11.533">
            <text:p>11.533</text:p>
          </table:table-cell>
          <table:table-cell office:value-type="float" office:value="11.355">
            <text:p>11.3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float" office:value="11.107">
            <text:p>11.107</text:p>
          </table:table-cell>
          <table:table-cell office:value-type="float" office:value="11.293">
            <text:p>11.293</text:p>
          </table:table-cell>
          <table:table-cell office:value-type="float" office:value="11.341">
            <text:p>11.341</text:p>
          </table:table-cell>
          <table:table-cell office:value-type="float" office:value="11.107">
            <text:p>11.1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office:value-type="float" office:value="10.805">
            <text:p>10.805</text:p>
          </table:table-cell>
          <table:table-cell office:value-type="float" office:value="11.086">
            <text:p>11.086</text:p>
          </table:table-cell>
          <table:table-cell office:value-type="float" office:value="11.207">
            <text:p>11.207</text:p>
          </table:table-cell>
          <table:table-cell office:value-type="float" office:value="10.805">
            <text:p>10.8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.14">
            <text:p>12.140</text:p>
          </table:table-cell>
          <table:table-cell office:value-type="float" office:value="12.188">
            <text:p>12.188</text:p>
          </table:table-cell>
          <table:table-cell office:value-type="float" office:value="12.83">
            <text:p>12.830</text:p>
          </table:table-cell>
          <table:table-cell office:value-type="float" office:value="12.14">
            <text:p>12.14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.541">
            <text:p>11.541</text:p>
          </table:table-cell>
          <table:table-cell office:value-type="float" office:value="11.556">
            <text:p>11.556</text:p>
          </table:table-cell>
          <table:table-cell office:value-type="float" office:value="11.581">
            <text:p>11.581</text:p>
          </table:table-cell>
          <table:table-cell office:value-type="float" office:value="11.541">
            <text:p>11.5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.598">
            <text:p>10.598</text:p>
          </table:table-cell>
          <table:table-cell office:value-type="float" office:value="10.876">
            <text:p>10.876</text:p>
          </table:table-cell>
          <table:table-cell office:value-type="float" office:value="10.908">
            <text:p>10.908</text:p>
          </table:table-cell>
          <table:table-cell office:value-type="float" office:value="10.598">
            <text:p>10.5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.44">
            <text:p>10.440</text:p>
          </table:table-cell>
          <table:table-cell office:value-type="float" office:value="10.441">
            <text:p>10.441</text:p>
          </table:table-cell>
          <table:table-cell office:value-type="float" office:value="10.737">
            <text:p>10.737</text:p>
          </table:table-cell>
          <table:table-cell office:value-type="float" office:value="10.44">
            <text:p>10.4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.533">
            <text:p>10.533</text:p>
          </table:table-cell>
          <table:table-cell office:value-type="float" office:value="10.584">
            <text:p>10.584</text:p>
          </table:table-cell>
          <table:table-cell office:value-type="float" office:value="10.743">
            <text:p>10.743</text:p>
          </table:table-cell>
          <table:table-cell office:value-type="float" office:value="10.533">
            <text:p>10.5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1.852">
            <text:p>11.852</text:p>
          </table:table-cell>
          <table:table-cell office:value-type="float" office:value="12.011">
            <text:p>12.011</text:p>
          </table:table-cell>
          <table:table-cell office:value-type="float" office:value="12.103">
            <text:p>12.103</text:p>
          </table:table-cell>
          <table:table-cell office:value-type="float" office:value="11.852">
            <text:p>11.85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923">
            <text:p>10.923</text:p>
          </table:table-cell>
          <table:table-cell office:value-type="float" office:value="10.924">
            <text:p>10.924</text:p>
          </table:table-cell>
          <table:table-cell office:value-type="float" office:value="10.949">
            <text:p>10.949</text:p>
          </table:table-cell>
          <table:table-cell office:value-type="float" office:value="10.923">
            <text:p>10.9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462">
            <text:p>10.462</text:p>
          </table:table-cell>
          <table:table-cell office:value-type="float" office:value="10.487">
            <text:p>10.487</text:p>
          </table:table-cell>
          <table:table-cell office:value-type="float" office:value="10.506">
            <text:p>10.506</text:p>
          </table:table-cell>
          <table:table-cell office:value-type="float" office:value="10.462">
            <text:p>10.4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251">
            <text:p>10.251</text:p>
          </table:table-cell>
          <table:table-cell office:value-type="float" office:value="10.265">
            <text:p>10.265</text:p>
          </table:table-cell>
          <table:table-cell office:value-type="float" office:value="10.391">
            <text:p>10.391</text:p>
          </table:table-cell>
          <table:table-cell office:value-type="float" office:value="10.251">
            <text:p>10.2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132">
            <text:p>10.132</text:p>
          </table:table-cell>
          <table:table-cell office:value-type="float" office:value="10.186">
            <text:p>10.186</text:p>
          </table:table-cell>
          <table:table-cell office:value-type="float" office:value="10.187">
            <text:p>10.187</text:p>
          </table:table-cell>
          <table:table-cell office:value-type="float" office:value="10.132">
            <text:p>10.1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904">
            <text:p>10.904</text:p>
          </table:table-cell>
          <table:table-cell office:value-type="float" office:value="10.921">
            <text:p>10.921</text:p>
          </table:table-cell>
          <table:table-cell office:value-type="float" office:value="10.925">
            <text:p>10.925</text:p>
          </table:table-cell>
          <table:table-cell office:value-type="float" office:value="10.904">
            <text:p>10.9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354">
            <text:p>10.354</text:p>
          </table:table-cell>
          <table:table-cell office:value-type="float" office:value="10.369">
            <text:p>10.369</text:p>
          </table:table-cell>
          <table:table-cell office:value-type="float" office:value="10.397">
            <text:p>10.397</text:p>
          </table:table-cell>
          <table:table-cell office:value-type="float" office:value="10.354">
            <text:p>10.3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124">
            <text:p>10.124</text:p>
          </table:table-cell>
          <table:table-cell office:value-type="float" office:value="10.135">
            <text:p>10.135</text:p>
          </table:table-cell>
          <table:table-cell office:value-type="float" office:value="10.176">
            <text:p>10.176</text:p>
          </table:table-cell>
          <table:table-cell office:value-type="float" office:value="10.124">
            <text:p>10.1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006">
            <text:p>10.006</text:p>
          </table:table-cell>
          <table:table-cell office:value-type="float" office:value="10.034">
            <text:p>10.034</text:p>
          </table:table-cell>
          <table:table-cell office:value-type="float" office:value="10.077">
            <text:p>10.077</text:p>
          </table:table-cell>
          <table:table-cell office:value-type="float" office:value="10.006">
            <text:p>10.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.958">
            <text:p>9.958</text:p>
          </table:table-cell>
          <table:table-cell office:value-type="float" office:value="9.969">
            <text:p>9.969</text:p>
          </table:table-cell>
          <table:table-cell office:value-type="float" office:value="9.98">
            <text:p>9.980</text:p>
          </table:table-cell>
          <table:table-cell office:value-type="float" office:value="9.958">
            <text:p>9.9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.366">
            <text:p>10.366</text:p>
          </table:table-cell>
          <table:table-cell office:value-type="float" office:value="10.378">
            <text:p>10.378</text:p>
          </table:table-cell>
          <table:table-cell office:value-type="float" office:value="10.424">
            <text:p>10.424</text:p>
          </table:table-cell>
          <table:table-cell office:value-type="float" office:value="10.366">
            <text:p>10.3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.084">
            <text:p>10.084</text:p>
          </table:table-cell>
          <table:table-cell office:value-type="float" office:value="10.099">
            <text:p>10.099</text:p>
          </table:table-cell>
          <table:table-cell office:value-type="float" office:value="10.14">
            <text:p>10.140</text:p>
          </table:table-cell>
          <table:table-cell office:value-type="float" office:value="10.084">
            <text:p>10.0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.042">
            <text:p>10.042</text:p>
          </table:table-cell>
          <table:table-cell office:value-type="float" office:value="10.047">
            <text:p>10.047</text:p>
          </table:table-cell>
          <table:table-cell office:value-type="float" office:value="10.085">
            <text:p>10.085</text:p>
          </table:table-cell>
          <table:table-cell office:value-type="float" office:value="10.042">
            <text:p>10.04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.978">
            <text:p>9.978</text:p>
          </table:table-cell>
          <table:table-cell office:value-type="float" office:value="9.994">
            <text:p>9.994</text:p>
          </table:table-cell>
          <table:table-cell office:value-type="float" office:value="10.036">
            <text:p>10.036</text:p>
          </table:table-cell>
          <table:table-cell office:value-type="float" office:value="9.978">
            <text:p>9.97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.953">
            <text:p>9.953</text:p>
          </table:table-cell>
          <table:table-cell office:value-type="float" office:value="9.965">
            <text:p>9.965</text:p>
          </table:table-cell>
          <table:table-cell office:value-type="float" office:value="9.987">
            <text:p>9.987</text:p>
          </table:table-cell>
          <table:table-cell office:value-type="float" office:value="9.953">
            <text:p>9.95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.639">
            <text:p>12.639</text:p>
          </table:table-cell>
          <table:table-cell office:value-type="float" office:value="13.67">
            <text:p>13.670</text:p>
          </table:table-cell>
          <table:table-cell office:value-type="float" office:value="13.708">
            <text:p>13.708</text:p>
          </table:table-cell>
          <table:table-cell office:value-type="float" office:value="12.639">
            <text:p>12.63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.13">
            <text:p>12.130</text:p>
          </table:table-cell>
          <table:table-cell office:value-type="float" office:value="12.681">
            <text:p>12.681</text:p>
          </table:table-cell>
          <table:table-cell office:value-type="float" office:value="12.726">
            <text:p>12.726</text:p>
          </table:table-cell>
          <table:table-cell office:value-type="float" office:value="12.13">
            <text:p>12.13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476">
            <text:p>11.476</text:p>
          </table:table-cell>
          <table:table-cell office:value-type="float" office:value="11.51">
            <text:p>11.510</text:p>
          </table:table-cell>
          <table:table-cell office:value-type="float" office:value="11.833">
            <text:p>11.833</text:p>
          </table:table-cell>
          <table:table-cell office:value-type="float" office:value="11.476">
            <text:p>11.47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199">
            <text:p>11.199</text:p>
          </table:table-cell>
          <table:table-cell office:value-type="float" office:value="11.469">
            <text:p>11.469</text:p>
          </table:table-cell>
          <table:table-cell office:value-type="float" office:value="11.492">
            <text:p>11.492</text:p>
          </table:table-cell>
          <table:table-cell office:value-type="float" office:value="11.199">
            <text:p>11.1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165">
            <text:p>11.165</text:p>
          </table:table-cell>
          <table:table-cell office:value-type="float" office:value="11.312">
            <text:p>11.312</text:p>
          </table:table-cell>
          <table:table-cell office:value-type="float" office:value="11.325">
            <text:p>11.325</text:p>
          </table:table-cell>
          <table:table-cell office:value-type="float" office:value="11.165">
            <text:p>11.16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1.946">
            <text:p>11.946</text:p>
          </table:table-cell>
          <table:table-cell office:value-type="float" office:value="11.963">
            <text:p>11.963</text:p>
          </table:table-cell>
          <table:table-cell office:value-type="float" office:value="12.613">
            <text:p>12.613</text:p>
          </table:table-cell>
          <table:table-cell office:value-type="float" office:value="11.946">
            <text:p>11.9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8">
            <text:p>8</text:p>
          </table:table-cell>
          <table:table-cell office:value-type="float" office:value="11.223">
            <text:p>11.223</text:p>
          </table:table-cell>
          <table:table-cell office:value-type="float" office:value="11.744">
            <text:p>11.744</text:p>
          </table:table-cell>
          <table:table-cell office:value-type="float" office:value="11.777">
            <text:p>11.777</text:p>
          </table:table-cell>
          <table:table-cell office:value-type="float" office:value="11.223">
            <text:p>11.2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11.035">
            <text:p>11.035</text:p>
          </table:table-cell>
          <table:table-cell office:value-type="float" office:value="11.271">
            <text:p>11.271</text:p>
          </table:table-cell>
          <table:table-cell office:value-type="float" office:value="11.368">
            <text:p>11.368</text:p>
          </table:table-cell>
          <table:table-cell office:value-type="float" office:value="11.035">
            <text:p>11.0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float" office:value="10.731">
            <text:p>10.731</text:p>
          </table:table-cell>
          <table:table-cell office:value-type="float" office:value="10.985">
            <text:p>10.985</text:p>
          </table:table-cell>
          <table:table-cell office:value-type="float" office:value="10.986">
            <text:p>10.986</text:p>
          </table:table-cell>
          <table:table-cell office:value-type="float" office:value="10.731">
            <text:p>10.73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table:number-columns-repeated="2" office:value-type="float" office:value="8">
            <text:p>8</text:p>
          </table:table-cell>
          <table:table-cell office:value-type="float" office:value="10.874">
            <text:p>10.874</text:p>
          </table:table-cell>
          <table:table-cell office:value-type="float" office:value="10.897">
            <text:p>10.897</text:p>
          </table:table-cell>
          <table:table-cell office:value-type="float" office:value="10.898">
            <text:p>10.898</text:p>
          </table:table-cell>
          <table:table-cell office:value-type="float" office:value="10.874">
            <text:p>10.8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.296">
            <text:p>12.296</text:p>
          </table:table-cell>
          <table:table-cell office:value-type="float" office:value="12.331">
            <text:p>12.331</text:p>
          </table:table-cell>
          <table:table-cell office:value-type="float" office:value="12.343">
            <text:p>12.343</text:p>
          </table:table-cell>
          <table:table-cell office:value-type="float" office:value="12.296">
            <text:p>12.29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.327">
            <text:p>11.327</text:p>
          </table:table-cell>
          <table:table-cell office:value-type="float" office:value="11.381">
            <text:p>11.381</text:p>
          </table:table-cell>
          <table:table-cell office:value-type="float" office:value="11.39">
            <text:p>11.390</text:p>
          </table:table-cell>
          <table:table-cell office:value-type="float" office:value="11.327">
            <text:p>11.3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.715">
            <text:p>10.715</text:p>
          </table:table-cell>
          <table:table-cell office:value-type="float" office:value="10.91">
            <text:p>10.910</text:p>
          </table:table-cell>
          <table:table-cell office:value-type="float" office:value="10.966">
            <text:p>10.966</text:p>
          </table:table-cell>
          <table:table-cell office:value-type="float" office:value="10.715">
            <text:p>10.7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.731">
            <text:p>10.731</text:p>
          </table:table-cell>
          <table:table-cell office:value-type="float" office:value="10.736">
            <text:p>10.736</text:p>
          </table:table-cell>
          <table:table-cell office:value-type="float" office:value="10.741">
            <text:p>10.741</text:p>
          </table:table-cell>
          <table:table-cell office:value-type="float" office:value="10.731">
            <text:p>10.73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.54">
            <text:p>10.540</text:p>
          </table:table-cell>
          <table:table-cell office:value-type="float" office:value="10.542">
            <text:p>10.542</text:p>
          </table:table-cell>
          <table:table-cell office:value-type="float" office:value="10.946">
            <text:p>10.946</text:p>
          </table:table-cell>
          <table:table-cell office:value-type="float" office:value="10.54">
            <text:p>10.5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.352">
            <text:p>11.352</text:p>
          </table:table-cell>
          <table:table-cell office:value-type="float" office:value="11.353">
            <text:p>11.353</text:p>
          </table:table-cell>
          <table:table-cell office:value-type="float" office:value="11.37">
            <text:p>11.370</text:p>
          </table:table-cell>
          <table:table-cell office:value-type="float" office:value="11.352">
            <text:p>11.35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826">
            <text:p>10.826</text:p>
          </table:table-cell>
          <table:table-cell office:value-type="float" office:value="10.913">
            <text:p>10.913</text:p>
          </table:table-cell>
          <table:table-cell office:value-type="float" office:value="10.93">
            <text:p>10.930</text:p>
          </table:table-cell>
          <table:table-cell office:value-type="float" office:value="10.826">
            <text:p>10.8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794">
            <text:p>10.794</text:p>
          </table:table-cell>
          <table:table-cell office:value-type="float" office:value="11.089">
            <text:p>11.089</text:p>
          </table:table-cell>
          <table:table-cell office:value-type="float" office:value="11.241">
            <text:p>11.241</text:p>
          </table:table-cell>
          <table:table-cell office:value-type="float" office:value="10.794">
            <text:p>10.79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505">
            <text:p>10.505</text:p>
          </table:table-cell>
          <table:table-cell office:value-type="float" office:value="10.537">
            <text:p>10.537</text:p>
          </table:table-cell>
          <table:table-cell office:value-type="float" office:value="10.682">
            <text:p>10.682</text:p>
          </table:table-cell>
          <table:table-cell office:value-type="float" office:value="10.505">
            <text:p>10.5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581">
            <text:p>10.581</text:p>
          </table:table-cell>
          <table:table-cell office:value-type="float" office:value="10.687">
            <text:p>10.687</text:p>
          </table:table-cell>
          <table:table-cell office:value-type="float" office:value="10.739">
            <text:p>10.739</text:p>
          </table:table-cell>
          <table:table-cell office:value-type="float" office:value="10.581">
            <text:p>10.58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985">
            <text:p>10.985</text:p>
          </table:table-cell>
          <table:table-cell office:value-type="float" office:value="11.01">
            <text:p>11.010</text:p>
          </table:table-cell>
          <table:table-cell office:value-type="float" office:value="11.056">
            <text:p>11.056</text:p>
          </table:table-cell>
          <table:table-cell office:value-type="float" office:value="10.985">
            <text:p>10.98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796">
            <text:p>10.796</text:p>
          </table:table-cell>
          <table:table-cell office:value-type="float" office:value="11.033">
            <text:p>11.033</text:p>
          </table:table-cell>
          <table:table-cell office:value-type="float" office:value="11.131">
            <text:p>11.131</text:p>
          </table:table-cell>
          <table:table-cell office:value-type="float" office:value="10.796">
            <text:p>10.79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481">
            <text:p>10.481</text:p>
          </table:table-cell>
          <table:table-cell office:value-type="float" office:value="10.591">
            <text:p>10.591</text:p>
          </table:table-cell>
          <table:table-cell office:value-type="float" office:value="10.612">
            <text:p>10.612</text:p>
          </table:table-cell>
          <table:table-cell office:value-type="float" office:value="10.481">
            <text:p>10.4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463">
            <text:p>10.463</text:p>
          </table:table-cell>
          <table:table-cell office:value-type="float" office:value="10.538">
            <text:p>10.538</text:p>
          </table:table-cell>
          <table:table-cell office:value-type="float" office:value="10.55">
            <text:p>10.550</text:p>
          </table:table-cell>
          <table:table-cell office:value-type="float" office:value="10.463">
            <text:p>10.4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487">
            <text:p>10.487</text:p>
          </table:table-cell>
          <table:table-cell office:value-type="float" office:value="10.494">
            <text:p>10.494</text:p>
          </table:table-cell>
          <table:table-cell office:value-type="float" office:value="10.663">
            <text:p>10.663</text:p>
          </table:table-cell>
          <table:table-cell office:value-type="float" office:value="10.487">
            <text:p>10.48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3.575">
            <text:p>13.575</text:p>
          </table:table-cell>
          <table:table-cell office:value-type="float" office:value="13.595">
            <text:p>13.595</text:p>
          </table:table-cell>
          <table:table-cell office:value-type="float" office:value="13.662">
            <text:p>13.662</text:p>
          </table:table-cell>
          <table:table-cell office:value-type="float" office:value="13.575">
            <text:p>13.57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1.671">
            <text:p>11.671</text:p>
          </table:table-cell>
          <table:table-cell office:value-type="float" office:value="12.112">
            <text:p>12.112</text:p>
          </table:table-cell>
          <table:table-cell office:value-type="float" office:value="12.149">
            <text:p>12.149</text:p>
          </table:table-cell>
          <table:table-cell office:value-type="float" office:value="11.671">
            <text:p>11.67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1.448">
            <text:p>11.448</text:p>
          </table:table-cell>
          <table:table-cell office:value-type="float" office:value="11.454">
            <text:p>11.454</text:p>
          </table:table-cell>
          <table:table-cell office:value-type="float" office:value="11.556">
            <text:p>11.556</text:p>
          </table:table-cell>
          <table:table-cell office:value-type="float" office:value="11.448">
            <text:p>11.44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.959">
            <text:p>10.959</text:p>
          </table:table-cell>
          <table:table-cell office:value-type="float" office:value="11.089">
            <text:p>11.089</text:p>
          </table:table-cell>
          <table:table-cell office:value-type="float" office:value="11.194">
            <text:p>11.194</text:p>
          </table:table-cell>
          <table:table-cell office:value-type="float" office:value="10.959">
            <text:p>10.95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.879">
            <text:p>10.879</text:p>
          </table:table-cell>
          <table:table-cell office:value-type="float" office:value="11.067">
            <text:p>11.067</text:p>
          </table:table-cell>
          <table:table-cell office:value-type="float" office:value="11.103">
            <text:p>11.103</text:p>
          </table:table-cell>
          <table:table-cell office:value-type="float" office:value="10.879">
            <text:p>10.87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.452">
            <text:p>11.452</text:p>
          </table:table-cell>
          <table:table-cell office:value-type="float" office:value="12.431">
            <text:p>12.431</text:p>
          </table:table-cell>
          <table:table-cell office:value-type="float" office:value="12.577">
            <text:p>12.577</text:p>
          </table:table-cell>
          <table:table-cell office:value-type="float" office:value="11.452">
            <text:p>11.4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964">
            <text:p>10.964</text:p>
          </table:table-cell>
          <table:table-cell office:value-type="float" office:value="11.364">
            <text:p>11.364</text:p>
          </table:table-cell>
          <table:table-cell office:value-type="float" office:value="11.434">
            <text:p>11.434</text:p>
          </table:table-cell>
          <table:table-cell office:value-type="float" office:value="10.964">
            <text:p>10.96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611">
            <text:p>10.611</text:p>
          </table:table-cell>
          <table:table-cell office:value-type="float" office:value="10.919">
            <text:p>10.919</text:p>
          </table:table-cell>
          <table:table-cell office:value-type="float" office:value="11.03">
            <text:p>11.030</text:p>
          </table:table-cell>
          <table:table-cell office:value-type="float" office:value="10.611">
            <text:p>10.61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469">
            <text:p>10.469</text:p>
          </table:table-cell>
          <table:table-cell office:value-type="float" office:value="10.538">
            <text:p>10.538</text:p>
          </table:table-cell>
          <table:table-cell office:value-type="float" office:value="10.983">
            <text:p>10.983</text:p>
          </table:table-cell>
          <table:table-cell office:value-type="float" office:value="10.469">
            <text:p>10.4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467">
            <text:p>10.467</text:p>
          </table:table-cell>
          <table:table-cell office:value-type="float" office:value="10.663">
            <text:p>10.663</text:p>
          </table:table-cell>
          <table:table-cell office:value-type="float" office:value="10.687">
            <text:p>10.687</text:p>
          </table:table-cell>
          <table:table-cell office:value-type="float" office:value="10.467">
            <text:p>10.4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float" office:value="11.18">
            <text:p>11.180</text:p>
          </table:table-cell>
          <table:table-cell office:value-type="float" office:value="11.833">
            <text:p>11.833</text:p>
          </table:table-cell>
          <table:table-cell office:value-type="float" office:value="11.993">
            <text:p>11.993</text:p>
          </table:table-cell>
          <table:table-cell office:value-type="float" office:value="11.18">
            <text:p>11.18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11.067">
            <text:p>11.067</text:p>
          </table:table-cell>
          <table:table-cell office:value-type="float" office:value="11.155">
            <text:p>11.155</text:p>
          </table:table-cell>
          <table:table-cell office:value-type="float" office:value="11.168">
            <text:p>11.168</text:p>
          </table:table-cell>
          <table:table-cell office:value-type="float" office:value="11.067">
            <text:p>11.06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16">
            <text:p>16</text:p>
          </table:table-cell>
          <table:table-cell office:value-type="float" office:value="10.49">
            <text:p>10.490</text:p>
          </table:table-cell>
          <table:table-cell office:value-type="float" office:value="10.691">
            <text:p>10.691</text:p>
          </table:table-cell>
          <table:table-cell office:value-type="float" office:value="10.75">
            <text:p>10.750</text:p>
          </table:table-cell>
          <table:table-cell office:value-type="float" office:value="10.49">
            <text:p>10.49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office:value-type="float" office:value="10.389">
            <text:p>10.389</text:p>
          </table:table-cell>
          <table:table-cell office:value-type="float" office:value="10.517">
            <text:p>10.517</text:p>
          </table:table-cell>
          <table:table-cell office:value-type="float" office:value="10.561">
            <text:p>10.561</text:p>
          </table:table-cell>
          <table:table-cell office:value-type="float" office:value="10.389">
            <text:p>10.3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10.368">
            <text:p>10.368</text:p>
          </table:table-cell>
          <table:table-cell office:value-type="float" office:value="10.47">
            <text:p>10.470</text:p>
          </table:table-cell>
          <table:table-cell office:value-type="float" office:value="10.518">
            <text:p>10.518</text:p>
          </table:table-cell>
          <table:table-cell office:value-type="float" office:value="10.368">
            <text:p>10.3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1.069">
            <text:p>11.069</text:p>
          </table:table-cell>
          <table:table-cell office:value-type="float" office:value="11.114">
            <text:p>11.114</text:p>
          </table:table-cell>
          <table:table-cell office:value-type="float" office:value="11.48">
            <text:p>11.480</text:p>
          </table:table-cell>
          <table:table-cell office:value-type="float" office:value="11.069">
            <text:p>11.06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682">
            <text:p>10.682</text:p>
          </table:table-cell>
          <table:table-cell office:value-type="float" office:value="10.793">
            <text:p>10.793</text:p>
          </table:table-cell>
          <table:table-cell office:value-type="float" office:value="10.865">
            <text:p>10.865</text:p>
          </table:table-cell>
          <table:table-cell office:value-type="float" office:value="10.682">
            <text:p>10.68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422">
            <text:p>10.422</text:p>
          </table:table-cell>
          <table:table-cell office:value-type="float" office:value="10.465">
            <text:p>10.465</text:p>
          </table:table-cell>
          <table:table-cell office:value-type="float" office:value="10.604">
            <text:p>10.604</text:p>
          </table:table-cell>
          <table:table-cell office:value-type="float" office:value="10.422">
            <text:p>10.42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359">
            <text:p>10.359</text:p>
          </table:table-cell>
          <table:table-cell office:value-type="float" office:value="10.373">
            <text:p>10.373</text:p>
          </table:table-cell>
          <table:table-cell office:value-type="float" office:value="10.383">
            <text:p>10.383</text:p>
          </table:table-cell>
          <table:table-cell office:value-type="float" office:value="10.359">
            <text:p>10.3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321">
            <text:p>10.321</text:p>
          </table:table-cell>
          <table:table-cell office:value-type="float" office:value="10.362">
            <text:p>10.362</text:p>
          </table:table-cell>
          <table:table-cell office:value-type="float" office:value="10.367">
            <text:p>10.367</text:p>
          </table:table-cell>
          <table:table-cell office:value-type="float" office:value="10.321">
            <text:p>10.3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726">
            <text:p>10.726</text:p>
          </table:table-cell>
          <table:table-cell office:value-type="float" office:value="10.803">
            <text:p>10.803</text:p>
          </table:table-cell>
          <table:table-cell office:value-type="float" office:value="10.81">
            <text:p>10.810</text:p>
          </table:table-cell>
          <table:table-cell office:value-type="float" office:value="10.726">
            <text:p>10.72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451">
            <text:p>10.451</text:p>
          </table:table-cell>
          <table:table-cell office:value-type="float" office:value="10.472">
            <text:p>10.472</text:p>
          </table:table-cell>
          <table:table-cell office:value-type="float" office:value="10.534">
            <text:p>10.534</text:p>
          </table:table-cell>
          <table:table-cell office:value-type="float" office:value="10.451">
            <text:p>10.45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294">
            <text:p>10.294</text:p>
          </table:table-cell>
          <table:table-cell office:value-type="float" office:value="10.299">
            <text:p>10.299</text:p>
          </table:table-cell>
          <table:table-cell office:value-type="float" office:value="10.333">
            <text:p>10.333</text:p>
          </table:table-cell>
          <table:table-cell office:value-type="float" office:value="10.294">
            <text:p>10.2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236">
            <text:p>10.236</text:p>
          </table:table-cell>
          <table:table-cell office:value-type="float" office:value="10.251">
            <text:p>10.251</text:p>
          </table:table-cell>
          <table:table-cell office:value-type="float" office:value="10.444">
            <text:p>10.444</text:p>
          </table:table-cell>
          <table:table-cell office:value-type="float" office:value="10.236">
            <text:p>10.23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387">
            <text:p>10.387</text:p>
          </table:table-cell>
          <table:table-cell office:value-type="float" office:value="10.585">
            <text:p>10.585</text:p>
          </table:table-cell>
          <table:table-cell office:value-type="float" office:value="10.975">
            <text:p>10.975</text:p>
          </table:table-cell>
          <table:table-cell office:value-type="float" office:value="10.387">
            <text:p>10.38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5.198">
            <text:p>15.198</text:p>
          </table:table-cell>
          <table:table-cell office:value-type="float" office:value="15.836">
            <text:p>15.836</text:p>
          </table:table-cell>
          <table:table-cell office:value-type="float" office:value="16.223">
            <text:p>16.223</text:p>
          </table:table-cell>
          <table:table-cell office:value-type="float" office:value="15.198">
            <text:p>15.19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4.209">
            <text:p>14.209</text:p>
          </table:table-cell>
          <table:table-cell office:value-type="float" office:value="14.698">
            <text:p>14.698</text:p>
          </table:table-cell>
          <table:table-cell office:value-type="float" office:value="14.796">
            <text:p>14.796</text:p>
          </table:table-cell>
          <table:table-cell office:value-type="float" office:value="14.209">
            <text:p>14.2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.75">
            <text:p>13.750</text:p>
          </table:table-cell>
          <table:table-cell office:value-type="float" office:value="13.858">
            <text:p>13.858</text:p>
          </table:table-cell>
          <table:table-cell office:value-type="float" office:value="13.964">
            <text:p>13.964</text:p>
          </table:table-cell>
          <table:table-cell office:value-type="float" office:value="13.75">
            <text:p>13.7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.611">
            <text:p>13.611</text:p>
          </table:table-cell>
          <table:table-cell office:value-type="float" office:value="13.646">
            <text:p>13.646</text:p>
          </table:table-cell>
          <table:table-cell office:value-type="float" office:value="13.816">
            <text:p>13.816</text:p>
          </table:table-cell>
          <table:table-cell office:value-type="float" office:value="13.611">
            <text:p>13.6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.819">
            <text:p>13.819</text:p>
          </table:table-cell>
          <table:table-cell office:value-type="float" office:value="13.82">
            <text:p>13.820</text:p>
          </table:table-cell>
          <table:table-cell office:value-type="float" office:value="14.009">
            <text:p>14.009</text:p>
          </table:table-cell>
          <table:table-cell office:value-type="float" office:value="13.819">
            <text:p>13.8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4.978">
            <text:p>14.978</text:p>
          </table:table-cell>
          <table:table-cell office:value-type="float" office:value="14.982">
            <text:p>14.982</text:p>
          </table:table-cell>
          <table:table-cell office:value-type="float" office:value="15.005">
            <text:p>15.005</text:p>
          </table:table-cell>
          <table:table-cell office:value-type="float" office:value="14.978">
            <text:p>14.97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983">
            <text:p>13.983</text:p>
          </table:table-cell>
          <table:table-cell office:value-type="float" office:value="13.995">
            <text:p>13.995</text:p>
          </table:table-cell>
          <table:table-cell office:value-type="float" office:value="14.007">
            <text:p>14.007</text:p>
          </table:table-cell>
          <table:table-cell office:value-type="float" office:value="13.983">
            <text:p>13.98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439">
            <text:p>13.439</text:p>
          </table:table-cell>
          <table:table-cell office:value-type="float" office:value="13.607">
            <text:p>13.607</text:p>
          </table:table-cell>
          <table:table-cell office:value-type="float" office:value="13.666">
            <text:p>13.666</text:p>
          </table:table-cell>
          <table:table-cell office:value-type="float" office:value="13.439">
            <text:p>13.4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464">
            <text:p>13.464</text:p>
          </table:table-cell>
          <table:table-cell office:value-type="float" office:value="13.481">
            <text:p>13.481</text:p>
          </table:table-cell>
          <table:table-cell office:value-type="float" office:value="13.508">
            <text:p>13.508</text:p>
          </table:table-cell>
          <table:table-cell office:value-type="float" office:value="13.464">
            <text:p>13.4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579">
            <text:p>13.579</text:p>
          </table:table-cell>
          <table:table-cell office:value-type="float" office:value="13.593">
            <text:p>13.593</text:p>
          </table:table-cell>
          <table:table-cell office:value-type="float" office:value="13.64">
            <text:p>13.640</text:p>
          </table:table-cell>
          <table:table-cell office:value-type="float" office:value="13.579">
            <text:p>13.57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4.349">
            <text:p>14.349</text:p>
          </table:table-cell>
          <table:table-cell table:number-columns-repeated="2" office:value-type="float" office:value="14.36">
            <text:p>14.360</text:p>
          </table:table-cell>
          <table:table-cell office:value-type="float" office:value="14.349">
            <text:p>14.34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452">
            <text:p>13.452</text:p>
          </table:table-cell>
          <table:table-cell office:value-type="float" office:value="13.463">
            <text:p>13.463</text:p>
          </table:table-cell>
          <table:table-cell office:value-type="float" office:value="13.684">
            <text:p>13.684</text:p>
          </table:table-cell>
          <table:table-cell office:value-type="float" office:value="13.452">
            <text:p>13.45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241">
            <text:p>13.241</text:p>
          </table:table-cell>
          <table:table-cell office:value-type="float" office:value="13.262">
            <text:p>13.262</text:p>
          </table:table-cell>
          <table:table-cell office:value-type="float" office:value="13.353">
            <text:p>13.353</text:p>
          </table:table-cell>
          <table:table-cell office:value-type="float" office:value="13.241">
            <text:p>13.24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201">
            <text:p>13.201</text:p>
          </table:table-cell>
          <table:table-cell office:value-type="float" office:value="13.213">
            <text:p>13.213</text:p>
          </table:table-cell>
          <table:table-cell office:value-type="float" office:value="13.253">
            <text:p>13.253</text:p>
          </table:table-cell>
          <table:table-cell office:value-type="float" office:value="13.201">
            <text:p>13.2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314">
            <text:p>13.314</text:p>
          </table:table-cell>
          <table:table-cell office:value-type="float" office:value="13.315">
            <text:p>13.315</text:p>
          </table:table-cell>
          <table:table-cell office:value-type="float" office:value="13.331">
            <text:p>13.331</text:p>
          </table:table-cell>
          <table:table-cell office:value-type="float" office:value="13.314">
            <text:p>13.3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3.899">
            <text:p>13.899</text:p>
          </table:table-cell>
          <table:table-cell office:value-type="float" office:value="14.121">
            <text:p>14.121</text:p>
          </table:table-cell>
          <table:table-cell office:value-type="float" office:value="14.137">
            <text:p>14.137</text:p>
          </table:table-cell>
          <table:table-cell office:value-type="float" office:value="13.899">
            <text:p>13.89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table:number-columns-repeated="2" office:value-type="float" office:value="32">
            <text:p>32</text:p>
          </table:table-cell>
          <table:table-cell office:value-type="float" office:value="13.451">
            <text:p>13.451</text:p>
          </table:table-cell>
          <table:table-cell office:value-type="float" office:value="13.606">
            <text:p>13.606</text:p>
          </table:table-cell>
          <table:table-cell office:value-type="float" office:value="13.694">
            <text:p>13.694</text:p>
          </table:table-cell>
          <table:table-cell office:value-type="float" office:value="13.451">
            <text:p>13.45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number-columns-repeated="2" office:value-type="float" office:value="32">
            <text:p>32</text:p>
          </table:table-cell>
          <table:table-cell office:value-type="float" office:value="13.243">
            <text:p>13.243</text:p>
          </table:table-cell>
          <table:table-cell office:value-type="float" office:value="13.269">
            <text:p>13.269</text:p>
          </table:table-cell>
          <table:table-cell office:value-type="float" office:value="13.314">
            <text:p>13.314</text:p>
          </table:table-cell>
          <table:table-cell office:value-type="float" office:value="13.243">
            <text:p>13.24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32">
            <text:p>32</text:p>
          </table:table-cell>
          <table:table-cell office:value-type="float" office:value="13.153">
            <text:p>13.153</text:p>
          </table:table-cell>
          <table:table-cell office:value-type="float" office:value="13.196">
            <text:p>13.196</text:p>
          </table:table-cell>
          <table:table-cell office:value-type="float" office:value="13.208">
            <text:p>13.208</text:p>
          </table:table-cell>
          <table:table-cell office:value-type="float" office:value="13.153">
            <text:p>13.1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13.146">
            <text:p>13.146</text:p>
          </table:table-cell>
          <table:table-cell office:value-type="float" office:value="13.152">
            <text:p>13.152</text:p>
          </table:table-cell>
          <table:table-cell office:value-type="float" office:value="13.146">
            <text:p>13.14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4">
            <text:p>14.000</text:p>
          </table:table-cell>
          <table:table-cell office:value-type="float" office:value="14.008">
            <text:p>14.008</text:p>
          </table:table-cell>
          <table:table-cell office:value-type="float" office:value="14.12">
            <text:p>14.120</text:p>
          </table:table-cell>
          <table:table-cell office:value-type="float" office:value="14">
            <text:p>14.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402">
            <text:p>13.402</text:p>
          </table:table-cell>
          <table:table-cell office:value-type="float" office:value="13.452">
            <text:p>13.452</text:p>
          </table:table-cell>
          <table:table-cell office:value-type="float" office:value="13.46">
            <text:p>13.460</text:p>
          </table:table-cell>
          <table:table-cell office:value-type="float" office:value="13.402">
            <text:p>13.4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197">
            <text:p>13.197</text:p>
          </table:table-cell>
          <table:table-cell office:value-type="float" office:value="13.2">
            <text:p>13.200</text:p>
          </table:table-cell>
          <table:table-cell office:value-type="float" office:value="13.228">
            <text:p>13.228</text:p>
          </table:table-cell>
          <table:table-cell office:value-type="float" office:value="13.197">
            <text:p>13.19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069">
            <text:p>13.069</text:p>
          </table:table-cell>
          <table:table-cell office:value-type="float" office:value="13.092">
            <text:p>13.092</text:p>
          </table:table-cell>
          <table:table-cell office:value-type="float" office:value="13.105">
            <text:p>13.105</text:p>
          </table:table-cell>
          <table:table-cell office:value-type="float" office:value="13.069">
            <text:p>13.0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083">
            <text:p>13.083</text:p>
          </table:table-cell>
          <table:table-cell office:value-type="float" office:value="13.096">
            <text:p>13.096</text:p>
          </table:table-cell>
          <table:table-cell office:value-type="float" office:value="13.159">
            <text:p>13.159</text:p>
          </table:table-cell>
          <table:table-cell office:value-type="float" office:value="13.083">
            <text:p>13.08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4.782">
            <text:p>14.782</text:p>
          </table:table-cell>
          <table:table-cell office:value-type="float" office:value="14.806">
            <text:p>14.806</text:p>
          </table:table-cell>
          <table:table-cell office:value-type="float" office:value="15.61">
            <text:p>15.610</text:p>
          </table:table-cell>
          <table:table-cell office:value-type="float" office:value="14.782">
            <text:p>14.78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4.038">
            <text:p>14.038</text:p>
          </table:table-cell>
          <table:table-cell office:value-type="float" office:value="14.053">
            <text:p>14.053</text:p>
          </table:table-cell>
          <table:table-cell office:value-type="float" office:value="14.64">
            <text:p>14.640</text:p>
          </table:table-cell>
          <table:table-cell office:value-type="float" office:value="14.038">
            <text:p>14.03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.612">
            <text:p>13.612</text:p>
          </table:table-cell>
          <table:table-cell office:value-type="float" office:value="13.655">
            <text:p>13.655</text:p>
          </table:table-cell>
          <table:table-cell office:value-type="float" office:value="13.669">
            <text:p>13.669</text:p>
          </table:table-cell>
          <table:table-cell office:value-type="float" office:value="13.612">
            <text:p>13.61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.589">
            <text:p>13.589</text:p>
          </table:table-cell>
          <table:table-cell office:value-type="float" office:value="13.632">
            <text:p>13.632</text:p>
          </table:table-cell>
          <table:table-cell office:value-type="float" office:value="13.894">
            <text:p>13.894</text:p>
          </table:table-cell>
          <table:table-cell office:value-type="float" office:value="13.589">
            <text:p>13.58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.489">
            <text:p>13.489</text:p>
          </table:table-cell>
          <table:table-cell office:value-type="float" office:value="13.49">
            <text:p>13.490</text:p>
          </table:table-cell>
          <table:table-cell office:value-type="float" office:value="13.898">
            <text:p>13.898</text:p>
          </table:table-cell>
          <table:table-cell office:value-type="float" office:value="13.489">
            <text:p>13.48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905">
            <text:p>13.905</text:p>
          </table:table-cell>
          <table:table-cell office:value-type="float" office:value="14.704">
            <text:p>14.704</text:p>
          </table:table-cell>
          <table:table-cell office:value-type="float" office:value="15.859">
            <text:p>15.859</text:p>
          </table:table-cell>
          <table:table-cell office:value-type="float" office:value="13.905">
            <text:p>13.90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429">
            <text:p>13.429</text:p>
          </table:table-cell>
          <table:table-cell office:value-type="float" office:value="13.932">
            <text:p>13.932</text:p>
          </table:table-cell>
          <table:table-cell office:value-type="float" office:value="13.937">
            <text:p>13.937</text:p>
          </table:table-cell>
          <table:table-cell office:value-type="float" office:value="13.429">
            <text:p>13.42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577">
            <text:p>13.577</text:p>
          </table:table-cell>
          <table:table-cell office:value-type="float" office:value="13.643">
            <text:p>13.643</text:p>
          </table:table-cell>
          <table:table-cell office:value-type="float" office:value="13.679">
            <text:p>13.679</text:p>
          </table:table-cell>
          <table:table-cell office:value-type="float" office:value="13.577">
            <text:p>13.57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226">
            <text:p>13.226</text:p>
          </table:table-cell>
          <table:table-cell office:value-type="float" office:value="13.552">
            <text:p>13.552</text:p>
          </table:table-cell>
          <table:table-cell office:value-type="float" office:value="13.81">
            <text:p>13.810</text:p>
          </table:table-cell>
          <table:table-cell office:value-type="float" office:value="13.226">
            <text:p>13.2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427">
            <text:p>13.427</text:p>
          </table:table-cell>
          <table:table-cell office:value-type="float" office:value="13.474">
            <text:p>13.474</text:p>
          </table:table-cell>
          <table:table-cell office:value-type="float" office:value="13.55">
            <text:p>13.550</text:p>
          </table:table-cell>
          <table:table-cell office:value-type="float" office:value="13.427">
            <text:p>13.42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4.018">
            <text:p>14.018</text:p>
          </table:table-cell>
          <table:table-cell office:value-type="float" office:value="14.19">
            <text:p>14.190</text:p>
          </table:table-cell>
          <table:table-cell office:value-type="float" office:value="14.278">
            <text:p>14.278</text:p>
          </table:table-cell>
          <table:table-cell office:value-type="float" office:value="14.018">
            <text:p>14.0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33">
            <text:p>13.330</text:p>
          </table:table-cell>
          <table:table-cell office:value-type="float" office:value="13.498">
            <text:p>13.498</text:p>
          </table:table-cell>
          <table:table-cell office:value-type="float" office:value="13.949">
            <text:p>13.949</text:p>
          </table:table-cell>
          <table:table-cell office:value-type="float" office:value="13.33">
            <text:p>13.33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222">
            <text:p>13.222</text:p>
          </table:table-cell>
          <table:table-cell office:value-type="float" office:value="13.283">
            <text:p>13.283</text:p>
          </table:table-cell>
          <table:table-cell office:value-type="float" office:value="13.324">
            <text:p>13.324</text:p>
          </table:table-cell>
          <table:table-cell office:value-type="float" office:value="13.222">
            <text:p>13.22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084">
            <text:p>13.084</text:p>
          </table:table-cell>
          <table:table-cell office:value-type="float" office:value="13.086">
            <text:p>13.086</text:p>
          </table:table-cell>
          <table:table-cell office:value-type="float" office:value="13.194">
            <text:p>13.194</text:p>
          </table:table-cell>
          <table:table-cell office:value-type="float" office:value="13.084">
            <text:p>13.08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292">
            <text:p>13.292</text:p>
          </table:table-cell>
          <table:table-cell office:value-type="float" office:value="13.308">
            <text:p>13.308</text:p>
          </table:table-cell>
          <table:table-cell office:value-type="float" office:value="13.825">
            <text:p>13.825</text:p>
          </table:table-cell>
          <table:table-cell office:value-type="float" office:value="13.292">
            <text:p>13.29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3.672">
            <text:p>13.672</text:p>
          </table:table-cell>
          <table:table-cell office:value-type="float" office:value="14.113">
            <text:p>14.113</text:p>
          </table:table-cell>
          <table:table-cell office:value-type="float" office:value="14.533">
            <text:p>14.533</text:p>
          </table:table-cell>
          <table:table-cell office:value-type="float" office:value="13.672">
            <text:p>13.67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3.201">
            <text:p>13.201</text:p>
          </table:table-cell>
          <table:table-cell office:value-type="float" office:value="13.317">
            <text:p>13.317</text:p>
          </table:table-cell>
          <table:table-cell office:value-type="float" office:value="13.505">
            <text:p>13.505</text:p>
          </table:table-cell>
          <table:table-cell office:value-type="float" office:value="13.201">
            <text:p>13.20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3.142">
            <text:p>13.142</text:p>
          </table:table-cell>
          <table:table-cell office:value-type="float" office:value="13.182">
            <text:p>13.182</text:p>
          </table:table-cell>
          <table:table-cell office:value-type="float" office:value="13.213">
            <text:p>13.213</text:p>
          </table:table-cell>
          <table:table-cell office:value-type="float" office:value="13.142">
            <text:p>13.14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.958">
            <text:p>12.958</text:p>
          </table:table-cell>
          <table:table-cell office:value-type="float" office:value="12.989">
            <text:p>12.989</text:p>
          </table:table-cell>
          <table:table-cell office:value-type="float" office:value="13.012">
            <text:p>13.012</text:p>
          </table:table-cell>
          <table:table-cell office:value-type="float" office:value="12.958">
            <text:p>12.95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.962">
            <text:p>12.962</text:p>
          </table:table-cell>
          <table:table-cell office:value-type="float" office:value="12.972">
            <text:p>12.972</text:p>
          </table:table-cell>
          <table:table-cell office:value-type="float" office:value="13.005">
            <text:p>13.005</text:p>
          </table:table-cell>
          <table:table-cell office:value-type="float" office:value="12.962">
            <text:p>12.96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13.694">
            <text:p>13.694</text:p>
          </table:table-cell>
          <table:table-cell office:value-type="float" office:value="13.767">
            <text:p>13.767</text:p>
          </table:table-cell>
          <table:table-cell office:value-type="float" office:value="13.775">
            <text:p>13.775</text:p>
          </table:table-cell>
          <table:table-cell office:value-type="float" office:value="13.694">
            <text:p>13.69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table:number-columns-repeated="2" office:value-type="float" office:value="64">
            <text:p>64</text:p>
          </table:table-cell>
          <table:table-cell office:value-type="float" office:value="13.209">
            <text:p>13.209</text:p>
          </table:table-cell>
          <table:table-cell office:value-type="float" office:value="13.226">
            <text:p>13.226</text:p>
          </table:table-cell>
          <table:table-cell office:value-type="float" office:value="13.314">
            <text:p>13.314</text:p>
          </table:table-cell>
          <table:table-cell office:value-type="float" office:value="13.209">
            <text:p>13.20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table:number-columns-repeated="2" office:value-type="float" office:value="64">
            <text:p>64</text:p>
          </table:table-cell>
          <table:table-cell office:value-type="float" office:value="13.117">
            <text:p>13.117</text:p>
          </table:table-cell>
          <table:table-cell office:value-type="float" office:value="13.173">
            <text:p>13.173</text:p>
          </table:table-cell>
          <table:table-cell office:value-type="float" office:value="13.695">
            <text:p>13.695</text:p>
          </table:table-cell>
          <table:table-cell office:value-type="float" office:value="13.117">
            <text:p>13.11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.921">
            <text:p>12.921</text:p>
          </table:table-cell>
          <table:table-cell office:value-type="float" office:value="12.936">
            <text:p>12.936</text:p>
          </table:table-cell>
          <table:table-cell office:value-type="float" office:value="12.961">
            <text:p>12.961</text:p>
          </table:table-cell>
          <table:table-cell office:value-type="float" office:value="12.921">
            <text:p>12.92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3" office:value-type="float" office:value="64">
            <text:p>64</text:p>
          </table:table-cell>
          <table:table-cell office:value-type="float" office:value="12.873">
            <text:p>12.873</text:p>
          </table:table-cell>
          <table:table-cell office:value-type="float" office:value="12.879">
            <text:p>12.879</text:p>
          </table:table-cell>
          <table:table-cell office:value-type="float" office:value="12.924">
            <text:p>12.924</text:p>
          </table:table-cell>
          <table:table-cell office:value-type="float" office:value="12.873">
            <text:p>12.8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6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document-statistic meta:table-count="1" meta:cell-count="1008" meta:object-count="0"/>
  </office:meta>
</office:document-meta>
</file>